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6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85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7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54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8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0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4.41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7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7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05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045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9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4.181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612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89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5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9.968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ffffff"/>
      <style:paragraph-properties fo:text-align="center"/>
      <style:text-properties fo:font-size="10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9.177cm" svg:height="0.767cm" svg:x="20.617cm" svg:y="4.625cm">
          <text:p text:style-name="P1"><text:span text:style-name="T1">Setup UI (views and viewab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404cm" svg:height="0.766cm" svg:x="36.5cm" svg:y="14.6cm">
          <text:p text:style-name="P1"><text:span text:style-name="T1">Setup Canva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296cm" svg:height="0.766cm" svg:x="16.204cm" svg:y="11.334cm">
          <text:p text:style-name="P1"><text:span text:style-name="T1">Setup Edi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5.096cm" svg:height="0.766cm" svg:x="20.904cm" svg:y="11.334cm">
          <text:p text:style-name="P1"><text:span text:style-name="T1">Setup Editor Autocomple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5.4cm" svg:height="0.767cm" svg:x="33.1cm" svg:y="11.3cm">
          <text:p text:style-name="P1"><text:span text:style-name="T1">Setup Eng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6cm" svg:height="0.767cm" svg:x="11.2cm" svg:y="11.3cm">
          <text:p text:style-name="P1"><text:span text:style-name="T1">Setup Exampl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4.941cm" svg:height="0.767cm" svg:x="1.3cm" svg:y="4.61cm">
          <text:p text:style-name="P1"><text:span text:style-name="T1">Setup Giveawa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5.3cm" svg:height="0.767cm" svg:x="20.3cm" svg:y="14.5cm">
          <text:p text:style-name="P1"><text:span text:style-name="T1">Setup Input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.6cm" svg:height="0.767cm" svg:x="6.1cm" svg:y="11.3cm">
          <text:p text:style-name="P1"><text:span text:style-name="T1">Setup Lua Conso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9.288cm" svg:height="0.767cm" svg:x="30.276cm" svg:y="4.625cm">
          <text:p text:style-name="P1"><text:span text:style-name="T1">Setup Lua Emul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5" draw:id="id15" draw:layer="layout" svg:width="4.604cm" svg:height="0.766cm" svg:x="26.2cm" svg:y="14.534cm">
          <text:p text:style-name="P1"><text:span text:style-name="T1">Setup Outpu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" draw:id="id3" draw:layer="layout" svg:width="8.573cm" svg:height="0.767cm" svg:x="6.61cm" svg:y="4.625cm">
          <text:p text:style-name="P1"><text:span text:style-name="T1">Setup Storage / Load Configur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4.5cm" svg:height="0.767cm" svg:x="31.4cm" svg:y="14.533cm">
          <text:p text:style-name="P1"><text:span text:style-name="T1">Setup Properti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4.709cm" svg:height="0.767cm" svg:x="15.546cm" svg:y="4.625cm">
          <text:p text:style-name="P1"><text:span text:style-name="T1">Setup Sh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8" draw:id="id18" draw:layer="layout" svg:width="5.164cm" svg:height="0.767cm" svg:x="32.4cm" svg:y="6.433cm">
          <text:p text:style-name="P1"><text:span text:style-name="T1">Setup Stormworks Lua API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7" draw:id="id7" draw:layer="layout" svg:width="4.445cm" svg:height="0.766cm" svg:x="1.155cm" svg:y="11.334cm">
          <text:p text:style-name="P1"><text:span text:style-name="T1">Setup UI Bui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" draw:id="id12" draw:layer="layout" svg:width="6.1cm" svg:height="0.767cm" svg:x="26.5cm" svg:y="11.333cm">
          <text:p text:style-name="P1"><text:span text:style-name="T1">Setup Others (minor stuff in yyy.js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" draw:id="id1" draw:layer="layout" svg:width="10.496cm" svg:height="0.767cm" svg:x="13.411cm" svg:y="1.4cm">
          <text:p text:style-name="P1"><text:span text:style-name="T1">Page Load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8.659cm" svg:y1="2.167cm" svg:x2="3.77cm" svg:y2="4.61cm" draw:start-shape="id1" draw:start-glue-point="2" draw:end-shape="id2" draw:end-glue-point="0" svg:d="M18659 2167l-14889 2443" svg:viewBox="0 0 14890 2444">
          <text:p/>
        </draw:connector>
        <draw:connector draw:style-name="gr18" draw:text-style-name="P3" draw:layer="layout" draw:type="line" svg:x1="18.659cm" svg:y1="2.167cm" svg:x2="10.896cm" svg:y2="4.625cm" draw:start-shape="id1" draw:start-glue-point="2" draw:end-shape="id3" draw:end-glue-point="0" svg:d="M18659 2167l-7763 2458" svg:viewBox="0 0 7764 2459">
          <text:p/>
        </draw:connector>
        <draw:connector draw:style-name="gr18" draw:text-style-name="P3" draw:layer="layout" draw:type="line" svg:x1="18.659cm" svg:y1="2.167cm" svg:x2="17.9cm" svg:y2="4.625cm" draw:start-shape="id1" draw:start-glue-point="2" draw:end-shape="id4" draw:end-glue-point="0" svg:d="M18659 2167l-759 2458" svg:viewBox="0 0 760 2459">
          <text:p/>
        </draw:connector>
        <draw:connector draw:style-name="gr18" draw:text-style-name="P3" draw:layer="layout" draw:type="line" svg:x1="18.659cm" svg:y1="2.167cm" svg:x2="25.205cm" svg:y2="4.625cm" draw:start-shape="id1" draw:start-glue-point="2" draw:end-shape="id5" draw:end-glue-point="0" svg:d="M18659 2167l6546 2458" svg:viewBox="0 0 6547 2459">
          <text:p/>
        </draw:connector>
        <draw:connector draw:style-name="gr18" draw:text-style-name="P3" draw:layer="layout" draw:type="line" svg:x1="18.659cm" svg:y1="2.167cm" svg:x2="34.92cm" svg:y2="4.625cm" draw:start-shape="id1" draw:start-glue-point="2" draw:end-shape="id6" draw:end-glue-point="0" svg:d="M18659 2167l16261 2458" svg:viewBox="0 0 16262 2459">
          <text:p/>
        </draw:connector>
        <draw:connector draw:style-name="gr18" draw:text-style-name="P3" draw:layer="layout" draw:type="line" svg:x1="25.205cm" svg:y1="5.392cm" svg:x2="3.377cm" svg:y2="11.334cm" draw:start-shape="id5" draw:start-glue-point="2" draw:end-shape="id7" draw:end-glue-point="0" svg:d="M25205 5392l-21828 5942" svg:viewBox="0 0 21829 5943">
          <text:p/>
        </draw:connector>
        <draw:connector draw:style-name="gr18" draw:text-style-name="P3" draw:layer="layout" draw:type="line" svg:x1="25.205cm" svg:y1="5.392cm" svg:x2="8.4cm" svg:y2="11.3cm" draw:start-shape="id5" draw:start-glue-point="2" draw:end-shape="id8" draw:end-glue-point="0" svg:d="M25205 5392l-16805 5908" svg:viewBox="0 0 16806 5909">
          <text:p/>
        </draw:connector>
        <draw:connector draw:style-name="gr18" draw:text-style-name="P3" draw:layer="layout" draw:type="line" svg:x1="25.205cm" svg:y1="5.392cm" svg:x2="13.5cm" svg:y2="11.3cm" draw:start-shape="id5" draw:start-glue-point="2" draw:end-shape="id9" draw:end-glue-point="0" svg:d="M25205 5392l-11705 5908" svg:viewBox="0 0 11706 5909">
          <text:p/>
        </draw:connector>
        <draw:connector draw:style-name="gr18" draw:text-style-name="P3" draw:layer="layout" draw:type="line" svg:x1="25.205cm" svg:y1="5.392cm" svg:x2="18.352cm" svg:y2="11.334cm" draw:start-shape="id5" draw:start-glue-point="2" draw:end-shape="id10" draw:end-glue-point="0" svg:d="M25205 5392l-6853 5942" svg:viewBox="0 0 6854 5943">
          <text:p/>
        </draw:connector>
        <draw:connector draw:style-name="gr18" draw:text-style-name="P3" draw:layer="layout" draw:type="line" svg:x1="25.205cm" svg:y1="5.392cm" svg:x2="23.452cm" svg:y2="11.334cm" draw:start-shape="id5" draw:start-glue-point="2" draw:end-shape="id11" draw:end-glue-point="0" svg:d="M25205 5392l-1753 5942" svg:viewBox="0 0 1754 5943">
          <text:p/>
        </draw:connector>
        <draw:connector draw:style-name="gr18" draw:text-style-name="P3" draw:layer="layout" draw:type="line" svg:x1="25.205cm" svg:y1="5.392cm" svg:x2="29.55cm" svg:y2="11.333cm" draw:start-shape="id5" draw:start-glue-point="2" draw:end-shape="id12" draw:end-glue-point="0" svg:d="M25205 5392l4345 5941" svg:viewBox="0 0 4346 5942">
          <text:p/>
        </draw:connector>
        <draw:connector draw:style-name="gr18" draw:text-style-name="P3" draw:layer="layout" draw:type="line" svg:x1="25.205cm" svg:y1="5.392cm" svg:x2="35.8cm" svg:y2="11.3cm" draw:start-shape="id5" draw:start-glue-point="2" draw:end-shape="id13" draw:end-glue-point="0" svg:d="M25205 5392l10595 5908" svg:viewBox="0 0 10596 5909">
          <text:p/>
        </draw:connector>
        <draw:connector draw:style-name="gr18" draw:text-style-name="P3" draw:layer="layout" draw:type="line" svg:x1="35.8cm" svg:y1="12.067cm" svg:x2="22.95cm" svg:y2="14.5cm" draw:start-shape="id13" draw:start-glue-point="2" draw:end-shape="id14" draw:end-glue-point="0" svg:d="M35800 12067l-12850 2433" svg:viewBox="0 0 12851 2434">
          <text:p/>
        </draw:connector>
        <draw:connector draw:style-name="gr18" draw:text-style-name="P3" draw:layer="layout" draw:type="line" svg:x1="35.8cm" svg:y1="12.067cm" svg:x2="28.502cm" svg:y2="14.534cm" draw:start-shape="id13" draw:start-glue-point="2" draw:end-shape="id15" draw:end-glue-point="0" svg:d="M35800 12067l-7298 2467" svg:viewBox="0 0 7299 2468">
          <text:p/>
        </draw:connector>
        <draw:connector draw:style-name="gr18" draw:text-style-name="P3" draw:layer="layout" draw:type="line" svg:x1="35.8cm" svg:y1="12.067cm" svg:x2="33.65cm" svg:y2="14.533cm" draw:start-shape="id13" draw:start-glue-point="2" draw:end-shape="id16" draw:end-glue-point="0" svg:d="M35800 12067l-2150 2466" svg:viewBox="0 0 2151 2467">
          <text:p/>
        </draw:connector>
        <draw:connector draw:style-name="gr18" draw:text-style-name="P3" draw:layer="layout" draw:type="line" svg:x1="35.8cm" svg:y1="12.067cm" svg:x2="38.702cm" svg:y2="14.6cm" draw:start-shape="id13" draw:start-glue-point="2" draw:end-shape="id17" draw:end-glue-point="0" svg:d="M35800 12067l2902 2533" svg:viewBox="0 0 2903 2534">
          <text:p/>
        </draw:connector>
        <draw:connector draw:style-name="gr18" draw:text-style-name="P3" draw:layer="layout" draw:type="line" svg:x1="34.92cm" svg:y1="5.392cm" svg:x2="34.982cm" svg:y2="6.433cm" draw:start-shape="id6" draw:start-glue-point="2" draw:end-shape="id18" draw:end-glue-point="0" svg:d="M34920 5392l62 1041" svg:viewBox="0 0 63 10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3:15:01.762000000</meta:creation-date>
    <dc:date>2020-09-30T14:15:03.296000000</dc:date>
    <meta:editing-duration>PT9M9S</meta:editing-duration>
    <meta:editing-cycles>1</meta:editing-cycles>
    <meta:document-statistic meta:object-count="35"/>
    <meta:generator>LibreOffice/5.3.5.2$Windows_x86 LibreOffice_project/50d9bf2b0a79cdb85a3814b592608037a682059d</meta:generator>
  </office:meta>
</office:document-meta>
</file>